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6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6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6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6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6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6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6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6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6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6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6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6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6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6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6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6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6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6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6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6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6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6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6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6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6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7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7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Lab-inc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13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1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11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11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11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11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11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11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11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5" office:value-type="string" calcext:value-type="string">
            <text:p>OSSZERAKAS</text:p>
          </table:table-cell>
          <table:table-cell table:number-columns-repeated="7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1"/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7.857" calcext:value-type="float">
            <text:p>67.857</text:p>
          </table:table-cell>
          <table:table-cell office:value-type="float" office:value="83.789" calcext:value-type="float">
            <text:p>83.789</text:p>
          </table:table-cell>
          <table:table-cell office:value-type="float" office:value="44.207" calcext:value-type="float">
            <text:p>44.20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1.749" calcext:value-type="float">
            <text:p>81.749</text:p>
          </table:table-cell>
          <table:table-cell office:value-type="float" office:value="73.728" calcext:value-type="float">
            <text:p>73.728</text:p>
          </table:table-cell>
          <table:table-cell office:value-type="float" office:value="46.35" calcext:value-type="float">
            <text:p>46.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8.927" calcext:value-type="float">
            <text:p>58.927</text:p>
          </table:table-cell>
          <table:table-cell office:value-type="float" office:value="61.017" calcext:value-type="float">
            <text:p>61.017</text:p>
          </table:table-cell>
          <table:table-cell office:value-type="float" office:value="45.406" calcext:value-type="float">
            <text:p>45.40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1.297" calcext:value-type="float">
            <text:p>71.297</text:p>
          </table:table-cell>
          <table:table-cell office:value-type="float" office:value="78.797" calcext:value-type="float">
            <text:p>78.797</text:p>
          </table:table-cell>
          <table:table-cell office:value-type="float" office:value="48.714" calcext:value-type="float">
            <text:p>48.7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6.049" calcext:value-type="float">
            <text:p>76.049</text:p>
          </table:table-cell>
          <table:table-cell office:value-type="float" office:value="71.114" calcext:value-type="float">
            <text:p>71.114</text:p>
          </table:table-cell>
          <table:table-cell office:value-type="float" office:value="52.02" calcext:value-type="float">
            <text:p>52.0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9.495" calcext:value-type="float">
            <text:p>79.495</text:p>
          </table:table-cell>
          <table:table-cell office:value-type="float" office:value="72.944" calcext:value-type="float">
            <text:p>72.944</text:p>
          </table:table-cell>
          <table:table-cell office:value-type="float" office:value="45.648" calcext:value-type="float">
            <text:p>45.64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4.943" calcext:value-type="float">
            <text:p>74.943</text:p>
          </table:table-cell>
          <table:table-cell office:value-type="float" office:value="64.464" calcext:value-type="float">
            <text:p>64.464</text:p>
          </table:table-cell>
          <table:table-cell office:value-type="float" office:value="52.475" calcext:value-type="float">
            <text:p>52.47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8.074" calcext:value-type="float">
            <text:p>58.074</text:p>
          </table:table-cell>
          <table:table-cell office:value-type="float" office:value="33.943" calcext:value-type="float">
            <text:p>33.943</text:p>
          </table:table-cell>
          <table:table-cell office:value-type="float" office:value="34.543" calcext:value-type="float">
            <text:p>34.5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.002" calcext:value-type="float">
            <text:p>11.002</text:p>
          </table:table-cell>
          <table:table-cell office:value-type="float" office:value="14.919" calcext:value-type="float">
            <text:p>14.919</text:p>
          </table:table-cell>
          <table:table-cell office:value-type="float" office:value="37.697" calcext:value-type="float">
            <text:p>37.697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.975" calcext:value-type="float">
            <text:p>16.975</text:p>
          </table:table-cell>
          <table:table-cell office:value-type="float" office:value="6.826" calcext:value-type="float">
            <text:p>6.826</text:p>
          </table:table-cell>
          <table:table-cell office:value-type="float" office:value="28.135" calcext:value-type="float">
            <text:p>28.13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473" calcext:value-type="float">
            <text:p>5.473</text:p>
          </table:table-cell>
          <table:table-cell office:value-type="float" office:value="4.252" calcext:value-type="float">
            <text:p>4.252</text:p>
          </table:table-cell>
          <table:table-cell office:value-type="float" office:value="32.737" calcext:value-type="float">
            <text:p>32.73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.003" calcext:value-type="float">
            <text:p>3.003</text:p>
          </table:table-cell>
          <table:table-cell office:value-type="float" office:value="2.039" calcext:value-type="float">
            <text:p>2.039</text:p>
          </table:table-cell>
          <table:table-cell office:value-type="float" office:value="26.026" calcext:value-type="float">
            <text:p>26.02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6.114" calcext:value-type="float">
            <text:p>26.1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.002" calcext:value-type="float">
            <text:p>1.002</text:p>
          </table:table-cell>
          <table:table-cell office:value-type="float" office:value="1.12" calcext:value-type="float">
            <text:p>1.12</text:p>
          </table:table-cell>
          <table:table-cell office:value-type="float" office:value="25.565" calcext:value-type="float">
            <text:p>25.56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01" calcext:value-type="float">
            <text:p>0.801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58" calcext:value-type="float">
            <text:p>25.85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601" calcext:value-type="float">
            <text:p>0.601</text:p>
          </table:table-cell>
          <table:table-cell office:value-type="float" office:value="0.222" calcext:value-type="float">
            <text:p>0.222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501" calcext:value-type="float">
            <text:p>0.501</text:p>
          </table:table-cell>
          <table:table-cell office:value-type="float" office:value="0.254" calcext:value-type="float">
            <text:p>0.254</text:p>
          </table:table-cell>
          <table:table-cell office:value-type="float" office:value="25.635" calcext:value-type="float">
            <text:p>25.63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float" office:value="0.212" calcext:value-type="float">
            <text:p>0.212</text:p>
          </table:table-cell>
          <table:table-cell office:value-type="float" office:value="26.015" calcext:value-type="float">
            <text:p>26.0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98" calcext:value-type="float">
            <text:p>0.498</text:p>
          </table:table-cell>
          <table:table-cell office:value-type="float" office:value="0.171" calcext:value-type="float">
            <text:p>0.171</text:p>
          </table:table-cell>
          <table:table-cell office:value-type="float" office:value="25.926" calcext:value-type="float">
            <text:p>25.92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62" calcext:value-type="float">
            <text:p>0.262</text:p>
          </table:table-cell>
          <table:table-cell office:value-type="float" office:value="25.932" calcext:value-type="float">
            <text:p>25.93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81" calcext:value-type="float">
            <text:p>0.181</text:p>
          </table:table-cell>
          <table:table-cell office:value-type="float" office:value="25.708" calcext:value-type="float">
            <text:p>25.70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9" calcext:value-type="float">
            <text:p>0.189</text:p>
          </table:table-cell>
          <table:table-cell office:value-type="float" office:value="26.506" calcext:value-type="float">
            <text:p>26.50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96" calcext:value-type="float">
            <text:p>25.39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8" calcext:value-type="float">
            <text:p>0.18</text:p>
          </table:table-cell>
          <table:table-cell office:value-type="float" office:value="25.683" calcext:value-type="float">
            <text:p>25.68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3" calcext:value-type="float">
            <text:p>0.193</text:p>
          </table:table-cell>
          <table:table-cell office:value-type="float" office:value="25.676" calcext:value-type="float">
            <text:p>25.67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2" calcext:value-type="float">
            <text:p>0.172</text:p>
          </table:table-cell>
          <table:table-cell office:value-type="float" office:value="25.526" calcext:value-type="float">
            <text:p>25.52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78" calcext:value-type="float">
            <text:p>0.178</text:p>
          </table:table-cell>
          <table:table-cell office:value-type="float" office:value="25.763" calcext:value-type="float">
            <text:p>25.76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6" calcext:value-type="float">
            <text:p>0.166</text:p>
          </table:table-cell>
          <table:table-cell office:value-type="float" office:value="29.329" calcext:value-type="float">
            <text:p>29.32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201" calcext:value-type="float">
            <text:p>0.201</text:p>
          </table:table-cell>
          <table:table-cell office:value-type="float" office:value="25.765" calcext:value-type="float">
            <text:p>25.76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75" calcext:value-type="float">
            <text:p>0.075</text:p>
          </table:table-cell>
          <table:table-cell office:value-type="float" office:value="1.102" calcext:value-type="float">
            <text:p>1.102</text:p>
          </table:table-cell>
          <table:table-cell office:value-type="float" office:value="25.706" calcext:value-type="float">
            <text:p>25.70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196" calcext:value-type="float">
            <text:p>0.196</text:p>
          </table:table-cell>
          <table:table-cell office:value-type="float" office:value="25.499" calcext:value-type="float">
            <text:p>25.49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91" calcext:value-type="float">
            <text:p>0.191</text:p>
          </table:table-cell>
          <table:table-cell office:value-type="float" office:value="26.154" calcext:value-type="float">
            <text:p>26.15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67" calcext:value-type="float">
            <text:p>0.067</text:p>
          </table:table-cell>
          <table:table-cell office:value-type="float" office:value="0.887" calcext:value-type="float">
            <text:p>0.887</text:p>
          </table:table-cell>
          <table:table-cell office:value-type="float" office:value="25.539" calcext:value-type="float">
            <text:p>25.53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7" calcext:value-type="float">
            <text:p>0.07</text:p>
          </table:table-cell>
          <table:table-cell office:value-type="float" office:value="0.226" calcext:value-type="float">
            <text:p>0.226</text:p>
          </table:table-cell>
          <table:table-cell office:value-type="float" office:value="25.385" calcext:value-type="float">
            <text:p>25.38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062" calcext:value-type="float">
            <text:p>0.062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8" calcext:value-type="float">
            <text:p>25.5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74" calcext:value-type="float">
            <text:p>25.97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65" calcext:value-type="float">
            <text:p>0.065</text:p>
          </table:table-cell>
          <table:table-cell office:value-type="float" office:value="0.215" calcext:value-type="float">
            <text:p>0.215</text:p>
          </table:table-cell>
          <table:table-cell office:value-type="float" office:value="27.226" calcext:value-type="float">
            <text:p>27.2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float" office:value="0.196" calcext:value-type="float">
            <text:p>0.196</text:p>
          </table:table-cell>
          <table:table-cell office:value-type="float" office:value="25.839" calcext:value-type="float">
            <text:p>25.8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25.284" calcext:value-type="float">
            <text:p>25.28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.775" calcext:value-type="float">
            <text:p>25.77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3.107" calcext:value-type="float">
            <text:p>33.10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5.236" calcext:value-type="float">
            <text:p>25.2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5.301" calcext:value-type="float">
            <text:p>25.3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5.536" calcext:value-type="float">
            <text:p>25.5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5.124" calcext:value-type="float">
            <text:p>25.1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5.991" calcext:value-type="float">
            <text:p>25.99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5.79" calcext:value-type="float">
            <text:p>25.7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5.623" calcext:value-type="float">
            <text:p>25.6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5.423" calcext:value-type="float">
            <text:p>25.42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199" calcext:value-type="float">
            <text:p>25.199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11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11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11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11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11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 table:number-columns-repeated="11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 table:number-columns-repeated="11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 table:number-columns-repeated="11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 table:number-columns-repeated="11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 table:number-columns-repeated="11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 table:number-columns-repeated="11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 table:number-columns-repeated="11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 table:number-columns-repeated="11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 table:number-columns-repeated="11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 table:number-columns-repeated="11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 table:number-columns-repeated="11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 table:number-columns-repeated="11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 table:number-columns-repeated="11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 table:number-columns-repeated="11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 table:number-columns-repeated="11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 table:number-columns-repeated="11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 table:number-columns-repeated="11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 table:number-columns-repeated="11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 table:number-columns-repeated="11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 table:number-columns-repeated="11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 table:number-columns-repeated="11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 table:number-columns-repeated="11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 table:number-columns-repeated="11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 table:number-columns-repeated="11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 table:number-columns-repeated="11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b-naive</text:p>
          </table:table-cell>
          <table:table-cell table:number-columns-repeated="13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1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 table:number-columns-repeated="11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 table:number-columns-repeated="11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 table:number-columns-repeated="11"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 table:number-columns-repeated="11"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 table:number-columns-repeated="11"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 table:number-columns-repeated="11"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 table:number-columns-repeated="11"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 table:number-columns-repeated="11"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 table:number-columns-repeated="11"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 table:number-columns-repeated="11"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 table:number-columns-repeated="11"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 table:number-columns-repeated="11"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 table:number-columns-repeated="11"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 table:number-columns-repeated="11"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 table:number-columns-repeated="11"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 table:number-columns-repeated="11"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 table:number-columns-repeated="11"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 table:number-columns-repeated="11"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 table:number-columns-repeated="11"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 table:number-columns-repeated="11"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 table:number-columns-repeated="11"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 table:number-columns-repeated="11"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 table:number-columns-repeated="11"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 table:number-columns-repeated="11"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 table:number-columns-repeated="11"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 table:number-columns-repeated="11"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 table:number-columns-repeated="11"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11"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11"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11"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11"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11"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11"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11"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11"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11"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11"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11"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11"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11"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11"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11"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11"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11"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11"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11"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11"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11"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11"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11"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11"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11"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10"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13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13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13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13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4" office:value-type="time" office:time-value="PT19H27M05S" calcext:value-type="time">
            <text:p>07:27:05 PM</text:p>
          </table:table-cell>
          <table:table-cell table:style-name="ce4" office:value-type="time" office:time-value="PT22H03M09S" calcext:value-type="time">
            <text:p>10:03:09 PM</text:p>
          </table:table-cell>
          <table:table-cell table:style-name="ce4" table:formula="of:=[.C619]-[.B619]" office:value-type="time" office:time-value="PT02H36M04S" calcext:value-type="time">
            <text:p>02:36:04 AM</text:p>
          </table:table-cell>
          <table:table-cell table:style-name="ce2" table:formula="of:=3600*2+36*60+4" office:value-type="float" office:value="9364" calcext:value-type="float">
            <text:p>9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4" office:value-type="time" office:time-value="PT21H09M01S" calcext:value-type="time">
            <text:p>09:09:01 PM</text:p>
          </table:table-cell>
          <table:table-cell table:style-name="ce4" office:value-type="time" office:time-value="PT21H30M46S" calcext:value-type="time">
            <text:p>09:30:46 PM</text:p>
          </table:table-cell>
          <table:table-cell table:style-name="ce4" table:formula="of:=[.C620]-[.B620]" office:value-type="time" office:time-value="PT00H21M45S" calcext:value-type="time">
            <text:p>12:21:45 AM</text:p>
          </table:table-cell>
          <table:table-cell table:style-name="ce2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4" office:value-type="time" office:time-value="PT14H46M50S" calcext:value-type="time">
            <text:p>02:46:50 PM</text:p>
          </table:table-cell>
          <table:table-cell table:style-name="ce4" office:value-type="time" office:time-value="PT15H00M36S" calcext:value-type="time">
            <text:p>03:00:36 PM</text:p>
          </table:table-cell>
          <table:table-cell table:style-name="ce4" table:formula="of:=[.C621]-[.B621]" office:value-type="time" office:time-value="PT00H13M46S" calcext:value-type="time">
            <text:p>12:13:46 AM</text:p>
          </table:table-cell>
          <table:table-cell table:style-name="ce2" table:formula="of:=13*60+46" office:value-type="float" office:value="826" calcext:value-type="float">
            <text:p>8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4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4" table:formula="of:=[.C622]-[.B622]" office:value-type="string" office:string-value="" calcext:value-type="error">
            <text:p>#VALUE!</text:p>
          </table:table-cell>
          <table:table-cell table:style-name="ce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9:13:17.79865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7-18T20:58:04.498531990</dc:date>
    <meta:editing-duration>P2DT21H46M31S</meta:editing-duration>
    <meta:editing-cycles>22</meta:editing-cycles>
    <meta:generator>LibreOffice/5.1.6.2$Linux_X86_64 LibreOffice_project/10m0$Build-2</meta:generator>
    <meta:document-statistic meta:table-count="1" meta:cell-count="348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